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 text:c="1"/><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s text:c="1"/><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s text:c="1"/><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s text:c="1"/><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span_.bgt_pictureCaption_pictureCenter_Paragraph_scrSection_columns_scrBook_scrBody"><text:p text:style-name="span_.bgt_pictureCaption_pictureCenter_Paragraph_scrSection_columns_scrBook_scrBody">Satan ke vaghagna na laion ke nguru</text:p></text:p></draw:text-box><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draw:frame><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text:p text:style-name="SectionHeadMinor_scrSection_columns_scrBook_scrBody"><text:span text:style-name="span_.bgt_SectionHeadMinor_scrSection_columns_scrBook_scrBody">Na Vagovui Haghore</text:span></text:p><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 text:c="1"/><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text:p text:style-name="ParagraphContinuation_scrSection_columns_scrBook_scrBody"><text:span text:style-name="span_.bgt_ParagraphContinuation_scrSection_columns_scrBook_scrBody">18-Nov-2008@09:35, Backup Description=14-Nov-2008@14:29, karoline - </text:span></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pictureColumn" style:family="paragraph" style:parent-style-name="non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23T13:15:50</meta:creation-date>
    <dc:creator>Samdoss</dc:creator>
    <dc:date>2016-11-23T13:15: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